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Georgia" fo:font-size="10.5pt" style:font-size-asian="10.5pt" style:font-size-complex="10.5pt"/>
    </style:style>
    <style:style style:name="P2" style:family="paragraph" style:parent-style-name="Standard" style:master-page-name="Standard">
      <style:paragraph-properties fo:text-align="center" style:justify-single-word="false" style:page-number="auto"/>
      <style:text-properties style:font-name="Georgia" fo:font-size="14pt" style:font-size-asian="14pt"/>
    </style:style>
    <style:style style:name="T1" style:family="text">
      <style:text-properties fo:font-weight="bold" style:font-weight-asian="bold"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Thing About a Fence</text:p>
      <text:p text:style-name="P1"><text:span text:style-name="T1">Read:</text:span> Numbers 35:26-27</text:p>
      <text:p text:style-name="P1"/>
      <text:p text:style-name="P1"><text:span text:style-name="T1">Text:</text:span> Exodus 19:12 And thou shalt set bounds unto the people round about, saying, Take heed to yourselves, that ye go not up into the mount, or touch the border of it: whosoever toucheth the mount shall be surely put to death:</text:p>
      <text:p text:style-name="P1"/>
      <text:p text:style-name="P1"><text:span text:style-name="T1">Introduction:</text:span> On Friday I stayed home from work because I had flu symptoms. Sally does daycare from our home so I got to see her at work. We have a playroom right next to the kitchen with a gate between them. I noticed something. When the gate was closed there was a crying kid, hanging on it, trying to get to the other side. It did not matter what room they were in at the time. It did not matter where the other kids or adults were. If the gate was closed then the kids were displeased. It was as if they had no interest in an open gate but close it and they would hang on it and cry and scream. A kid could be playing happily until he/she looked at the closed gate. There was an immediate change in demeanor. They would begin to wail as they crawled to the gate to pull themselves up and lean on it as they cried. At one point there was a kid hanging on each side crying to get to the opposite side.</text:p>
      <text:p text:style-name="P1"><text:s text:c="2"/>Between our text and our scripture reading we have two situations where boundaries are important. In our scripture we read about the revenger of blood. If a person was guilty of killing through a mistake; but not murder he/she could remain in a city of refuge and be protected but if they stepped one foot outside the city they could legally be killed by a family member of the one whom they had slain by mistake.</text:p>
      <text:p text:style-name="P1"><text:s text:c="3"/>Our text warns that the Israelites could not touch the mountain when Moses was meeting with God or they would be struck dead by God.</text:p>
      <text:p text:style-name="P1">Boundaries are important (Line in the sand at the Alamo).</text:p>
      <text:p text:style-name="P1"/>
      <text:p text:style-name="P1"><text:span text:style-name="T1">I. God drew a line in the sand at Calvary:</text:span> Up until Jesus died on the cross there was confusion about salvation. A Jew could obey the law and feel justified. A non-Jew could become a Jew and then obey the law and feel justified. How much of the law must one obey? How do you interpret the law? What are critical laws and what are just helpful suggestions? If I obey 9 commandments and have good reason to ignore just one commandment will I be justified? What does the Rabbi say? Which Rabbi said that? How many Rabbis agree with me?</text:p>
      <text:p text:style-name="P1"><text:s text:c="2"/>Jesus died on the cross and resurrected from the dead to provide a sure salvation for us. </text:p>
      <text:p text:style-name="P1"/>
      <text:p text:style-name="P1"><text:span text:style-name="T1">II. A fence clarifies where the boundary is:</text:span> Someone has said that good fences make good neighbors. As I have looked at prospective homes to buy I will often ask: “Where is the property line?” It is so much easier if there is a fence. The fence outlines exactly what property belongs to whom. It tells you where you may go and where you are not authorized to be. </text:p>
      <text:p text:style-name="P1"><text:s text:c="2"/>Gods Word is like a fence; it tells us where we may and where we may not go. It is what draws the line in the sand for the believer. When the Word says: “Thou shalt not…” then we don’t!</text:p>
      <text:p text:style-name="P1"/>
      <text:p text:style-name="P1"><text:span text:style-name="T1">III. A fence can be a place of conflict:</text:span> Countries have fought wars over exactly where the border is. Churches have split over someone’s translation of just where God’s boundary is. </text:p>
      <text:p text:style-name="P1"><text:s text:c="2"/>Does it seem to you that people try to straddle the lines that the scrip-ture lays down? We seem to try to get as close to the line as possible without going over it. We reject lying as sin but allow “white” lies. We don’t believe in adultery but ignore the fact of pornography and self- gratification among the church. We use slang that would have been called cursing a decade ago. We live as covetous, greedy, self-centered people who then try to claim that Christ is our Lord.</text:p>
      <text:p text:style-name="P1"><text:s text:c="2"/>My mother was mopping a room and told my brother Stephen not to come in. He would stand with his toes on the tile line at the doorway. She said he never crossed the line but always was right there on the line. </text:p>
      <text:p text:style-name="P1"/>
      <text:p text:style-name="P1"><text:span text:style-name="T1">IV. A fence can be a place of freedom:</text:span> A Godly boundary provides the freedom of knowing exactly where you are in Christ. Have you ever watched a football game and saw your team running along the sidelines and into the end-zone for a touchdown only to have it called back because the runner stepped out at the 50 yard line? Wouldn’t you rather have your team run down the middle of the field? Oh the freedom between the sidelines!</text:p>
      <text:p text:style-name="P1"/>
      <text:p text:style-name="P1"><text:span text:style-name="T1">Conclude:</text:span> How are you doing with the boundaries that the Word of God sets forth in your life? Are you experiencing freedom in Christ or is it hard to stay within the restrictions that God has in pl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Default_20_Paragraph_20_Font" style:display-name="Default Paragraph Font"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columns fo:column-count="2" fo:column-gap="0.4917in">
          <style:column-sep style:width="0.0008in" style:color="#000000" style:height="100%"/>
          <style:column style:rel-width="32767*" fo:start-indent="0in" fo:end-indent="0.2457in"/>
          <style:column style:rel-width="32767*" fo:start-indent="0.2457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The Thing About a Fence</dc:title>
    <meta:initial-creator>Joel Tice</meta:initial-creator>
    <meta:creation-date>2007-01-13T15:56:00</meta:creation-date>
    <dc:creator>Joel Tice</dc:creator>
    <dc:date>2018-09-27T15:43:57.36</dc:date>
    <meta:editing-cycles>11</meta:editing-cycles>
    <meta:editing-duration>PT15H58M</meta:editing-duration>
    <meta:document-statistic meta:table-count="0" meta:image-count="0" meta:object-count="0" meta:page-count="1" meta:paragraph-count="16" meta:word-count="852" meta:character-count="4460"/>
    <meta:generator>OpenOffice/4.1.3$Win32 OpenOffice.org_project/413m1$Build-9783</meta:generator>
  </office:meta>
</office:document-meta>
</file>